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0bff" officeooo:paragraph-rsid="00160bff"/>
    </style:style>
    <style:style style:name="P2" style:family="paragraph" style:parent-style-name="Standard">
      <style:paragraph-properties fo:text-align="center" style:justify-single-word="false"/>
      <style:text-properties fo:font-size="28pt" officeooo:rsid="00175e6f" officeooo:paragraph-rsid="00175e6f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16pt" officeooo:rsid="0018e54a" officeooo:paragraph-rsid="0018e54a" style:font-size-asian="16pt" style:font-size-complex="16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officeooo:rsid="00160bff" officeooo:paragraph-rsid="00160bff" style:font-size-asian="16pt" style:font-size-complex="16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officeooo:rsid="00160bff" officeooo:paragraph-rsid="0019d79b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60bff" officeooo:paragraph-rsid="0019d79b" style:font-size-asian="16pt" style:font-size-complex="16pt"/>
    </style:style>
    <style:style style:name="T1" style:family="text">
      <style:text-properties officeooo:rsid="0019d7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ME</text:p>
      <text:p text:style-name="P1"/>
      <text:list xml:id="list4518064416826308435" text:style-name="L1">
        <text:list-item>
          <text:p text:style-name="P4">This code is made in python2 but can be implemented in both python2 and python3. </text:p>
        </text:list-item>
        <text:list-item>
          <text:p text:style-name="P4">First install python 2 or python3. </text:p>
          <text:p text:style-name="P4"/>
        </text:list-item>
        <text:list-item>
          <text:p text:style-name="P4">To run this code in python3, you need to install following libraries :- </text:p>
          <text:p text:style-name="P4"/>
          <text:list>
            <text:list-header>
              <text:p text:style-name="P4">pandas - pip install pandas </text:p>
              <text:p text:style-name="P4">numpy <text:s/>- pip install numpy </text:p>
              <text:p text:style-name="P4">scipy <text:s/>- pip install scipy </text:p>
              <text:p text:style-name="P4">matplotlib - pip install matplotlib </text:p>
              <text:p text:style-name="P4">sklearn - pip install sklearn </text:p>
            </text:list-header>
          </text:list>
          <text:p text:style-name="P4"/>
          <text:p text:style-name="P4"/>
        </text:list-item>
        <text:list-item>
          <text:p text:style-name="P4">To run this code in python2, you need to install following libraries :- </text:p>
          <text:p text:style-name="P4"/>
          <text:list>
            <text:list-header>
              <text:p text:style-name="P4">pandas - pip2 install pandas </text:p>
              <text:p text:style-name="P4">numpy <text:s/>- pip2 install numpy </text:p>
              <text:p text:style-name="P4">scipy <text:s/>- pip2 install scipy </text:p>
              <text:p text:style-name="P4">matplotlib - pip2 install matplotlib </text:p>
              <text:p text:style-name="P4">sklearn - pip2 install sklearn </text:p>
            </text:list-header>
          </text:list>
          <text:p text:style-name="P4"/>
        </text:list-item>
        <text:list-item>
          <text:p text:style-name="P4">Open Terminal :-</text:p>
          <text:p text:style-name="P4">1.<text:tab/>Go to the folder containing the code and input file. </text:p>
          <text:p text:style-name="P4"><text:tab/><text:tab/>cd Absolute_Path_to_Folder_Containing_Python_File </text:p>
          <text:p text:style-name="P4">2.<text:tab/>Then run the python code. </text:p>
          <text:p text:style-name="P5"><text:tab/><text:tab/>python <text:span text:style-name="T1">main_code.</text:span>py</text:p>
        </text:list-item>
      </text:list>
      <text:p text:style-name="P6"><text:span text:style-name="T1"><text:tab/>3.<text:tab/>To see the already runned code with all the theory and graph <text:tab/><text:tab/>open :- </text:span></text:p>
      <text:p text:style-name="P6"><text:span text:style-name="T1"><text:tab/><text:tab/><text:tab/>code_html_file.html</text:span></text:p>
      <text:p text:style-name="P6"><text:span text:style-name="T1"><text:tab/>4.<text:tab/>To Run ipython notebook.</text:span></text:p>
      <text:p text:style-name="P6"><text:tab/><text:tab/><text:tab/><text:span text:style-name="T1">Open terminal </text:span></text:p>
      <text:p text:style-name="P6"><text:tab/><text:tab/><text:tab/><text:span text:style-name="T1">Type 'jupyter notebook' (without quotes)</text:span></text:p>
      <text:p text:style-name="P6"><text:tab/><text:tab/><text:tab/><text:span text:style-name="T1">go to folder containing ipython notebook</text:span></text:p>
      <text:p text:style-name="P6"><text:tab/><text:tab/><text:tab/><text:span text:style-name="T1">click on the file.</text:span></text:p>
      <text:p text:style-name="P6"/>
      <text:p text:style-name="P3">Paper Referred :- <text:s/>https://www.researchgate.net/publication/30538515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8:47:30.724261315</meta:creation-date>
    <dc:date>2017-04-25T20:41:16.023888836</dc:date>
    <meta:editing-duration>P0D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34" meta:word-count="189" meta:character-count="1084" meta:non-whitespace-character-count="901"/>
  </office:meta>
</office:document-meta>
</file>